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5.A" style:family="table-column">
      <style:table-column-properties style:column-width="6.551cm" style:rel-column-width="65535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may-break-between-rows="false"/>
    </style:style>
    <style:style style:name="Table13.A" style:family="table-column">
      <style:table-column-properties style:column-width="3.981cm" style:rel-column-width="39821*"/>
    </style:style>
    <style:style style:name="Table13.B" style:family="table-column">
      <style:table-column-properties style:column-width="2.57cm" style:rel-column-width="25714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/>
    </style:style>
    <style:style style:name="Table14.A" style:family="table-column">
      <style:table-column-properties style:column-width="3.424cm" style:rel-column-width="34248*"/>
    </style:style>
    <style:style style:name="Table14.B" style:family="table-column">
      <style:table-column-properties style:column-width="3.127cm" style:rel-column-width="31287*"/>
    </style:style>
    <style:style style:name="Table14.A1" style:family="table-cell">
      <style:table-cell-properties fo:padding="0cm" fo:border="none"/>
    </style:style>
    <style:style style:name="Table10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10.A" style:family="table-column">
      <style:table-column-properties style:column-width="2.72cm" style:rel-column-width="27187*"/>
    </style:style>
    <style:style style:name="Table10.B" style:family="table-column">
      <style:table-column-properties style:column-width="3.836cm" style:rel-column-width="38348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1.A" style:family="table-column">
      <style:table-column-properties style:column-width="1.774cm" style:rel-column-width="17751*"/>
    </style:style>
    <style:style style:name="Table11.B" style:family="table-column">
      <style:table-column-properties style:column-width="0.903cm" style:rel-column-width="9034*"/>
    </style:style>
    <style:style style:name="Table11.C" style:family="table-column">
      <style:table-column-properties style:column-width="3.874cm" style:rel-column-width="38750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9.A" style:family="table-column">
      <style:table-column-properties style:column-width="1.446cm" style:rel-column-width="14457*"/>
    </style:style>
    <style:style style:name="Table9.B" style:family="table-column">
      <style:table-column-properties style:column-width="2.007cm" style:rel-column-width="20064*"/>
    </style:style>
    <style:style style:name="Table9.C" style:family="table-column">
      <style:table-column-properties style:column-width="3.103cm" style:rel-column-width="31014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.A" style:family="table-column">
      <style:table-column-properties style:column-width="6.551cm" style:rel-column-width="65535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/>
    </style:style>
    <style:style style:name="Table12.A" style:family="table-column">
      <style:table-column-properties style:column-width="1.637cm" style:rel-column-width="16383*"/>
    </style:style>
    <style:style style:name="Table12.D" style:family="table-column">
      <style:table-column-properties style:column-width="1.639cm" style:rel-column-width="16386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2" style:family="table">
      <style:table-properties style:width="6.551cm" style:rel-width="100%" table:align="left" fo:background-color="#f9f9f9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>
        <style:background-image/>
      </style:table-properties>
    </style:style>
    <style:style style:name="Table24.A" style:family="table-column">
      <style:table-column-properties style:column-width="1.429cm" style:rel-column-width="14269*"/>
    </style:style>
    <style:style style:name="Table24.B" style:family="table-column">
      <style:table-column-properties style:column-width="0.141cm" style:rel-column-width="1409*"/>
    </style:style>
    <style:style style:name="Table24.C" style:family="table-column">
      <style:table-column-properties style:column-width="1.058cm" style:rel-column-width="10570*"/>
    </style:style>
    <style:style style:name="Table24.D" style:family="table-column">
      <style:table-column-properties style:column-width="0.653cm" style:rel-column-width="6518*"/>
    </style:style>
    <style:style style:name="Table24.E" style:family="table-column">
      <style:table-column-properties style:column-width="3.281cm" style:rel-column-width="32769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fo:margin-left="0cm" fo:margin-right="0cm" table:align="margins" fo:background-color="#f9f9f9">
        <style:background-image/>
      </style:table-properties>
    </style:style>
    <style:style style:name="Table23.A" style:family="table-column">
      <style:table-column-properties style:column-width="3.277cm" style:rel-column-width="32767*"/>
    </style:style>
    <style:style style:name="Table23.B" style:family="table-column">
      <style:table-column-properties style:column-width="3.277cm" style:rel-column-width="32768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/>
    </style:style>
    <style:style style:name="Table25.A" style:family="table-column">
      <style:table-column-properties style:column-width="2.028cm" style:rel-column-width="20259*"/>
    </style:style>
    <style:style style:name="Table25.B" style:family="table-column">
      <style:table-column-properties style:column-width="4.533cm" style:rel-column-width="45276*"/>
    </style:style>
    <style:style style:name="Table25.A1" style:family="table-cell">
      <style:table-cell-properties fo:padding="0cm" fo:border="none"/>
    </style:style>
    <style:style style:name="Table3" style:family="table">
      <style:table-properties style:width="6.551cm" table:align="margins"/>
    </style:style>
    <style:style style:name="Table3.A" style:family="table-column">
      <style:table-column-properties style:column-width="1.637cm" style:rel-column-width="16383*"/>
    </style:style>
    <style:style style:name="Table3.D" style:family="table-column">
      <style:table-column-properties style:column-width="1.639cm" style:rel-column-width="16386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/>
    </style:style>
    <style:style style:name="Table16.A" style:family="table-column">
      <style:table-column-properties style:column-width="0.818cm" style:rel-column-width="8191*"/>
    </style:style>
    <style:style style:name="Table16.H" style:family="table-column">
      <style:table-column-properties style:column-width="0.82cm" style:rel-column-width="819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/>
    </style:style>
    <style:style style:name="Table17.A" style:family="table-column">
      <style:table-column-properties style:column-width="0.818cm" style:rel-column-width="8187*"/>
    </style:style>
    <style:style style:name="Table17.D" style:family="table-column">
      <style:table-column-properties style:column-width="0.82cm" style:rel-column-width="8205*"/>
    </style:style>
    <style:style style:name="Table17.H" style:family="table-column">
      <style:table-column-properties style:column-width="0.82cm" style:rel-column-width="820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/>
    </style:style>
    <style:style style:name="Table18.A" style:family="table-column">
      <style:table-column-properties style:column-width="0.818cm" style:rel-column-width="8191*"/>
    </style:style>
    <style:style style:name="Table18.H" style:family="table-column">
      <style:table-column-properties style:column-width="0.82cm" style:rel-column-width="8198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/>
    </style:style>
    <style:style style:name="Table19.A" style:family="table-column">
      <style:table-column-properties style:column-width="1.64cm" style:rel-column-width="16410*"/>
    </style:style>
    <style:style style:name="Table19.B" style:family="table-column">
      <style:table-column-properties style:column-width="4.911cm" style:rel-column-width="49125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/>
    </style:style>
    <style:style style:name="Table20.A" style:family="table-column">
      <style:table-column-properties style:column-width="1.64cm" style:rel-column-width="16410*"/>
    </style:style>
    <style:style style:name="Table20.B" style:family="table-column">
      <style:table-column-properties style:column-width="4.911cm" style:rel-column-width="49125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/>
    </style:style>
    <style:style style:name="Table21.A" style:family="table-column">
      <style:table-column-properties style:column-width="1.64cm" style:rel-column-width="16410*"/>
    </style:style>
    <style:style style:name="Table21.B" style:family="table-column">
      <style:table-column-properties style:column-width="4.911cm" style:rel-column-width="49125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/>
    </style:style>
    <style:style style:name="Table22.A" style:family="table-column">
      <style:table-column-properties style:column-width="1.64cm" style:rel-column-width="16410*"/>
    </style:style>
    <style:style style:name="Table22.B" style:family="table-column">
      <style:table-column-properties style:column-width="4.911cm" style:rel-column-width="49125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B" style:family="table-column">
      <style:table-column-properties style:column-width="3.276cm" style:rel-column-width="32768*"/>
    </style:style>
    <style:style style:name="Table15.A1" style:family="table-cell">
      <style:table-cell-properties fo:padding="0.049cm" fo:border="none"/>
    </style:style>
    <style:style style:name="Table26" style:family="table">
      <style:table-properties style:width="6.544cm" table:align="left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1" style:family="table">
      <style:table-properties style:width="6.555cm" table:align="margins" style:shadow="none"/>
    </style:style>
    <style:style style:name="Table31.A" style:family="table-column">
      <style:table-column-properties style:column-width="1.092cm" style:rel-column-width="10922*"/>
    </style:style>
    <style:style style:name="Table31.A1" style:family="table-cell">
      <style:table-cell-properties fo:padding-left="0.101cm" fo:padding-right="0.101cm" fo:padding-top="0cm" fo:padding-bottom="0cm" fo:border="none"/>
    </style:style>
    <style:style style:name="Table32" style:family="table">
      <style:table-properties style:width="6.549cm" table:align="left" style:shadow="none"/>
    </style:style>
    <style:style style:name="Table32.A" style:family="table-column">
      <style:table-column-properties style:column-width="0.661cm"/>
    </style:style>
    <style:style style:name="Table32.B" style:family="table-column">
      <style:table-column-properties style:column-width="1.455cm"/>
    </style:style>
    <style:style style:name="Table32.C" style:family="table-column">
      <style:table-column-properties style:column-width="0.646cm"/>
    </style:style>
    <style:style style:name="Table32.D" style:family="table-column">
      <style:table-column-properties style:column-width="1.607cm"/>
    </style:style>
    <style:style style:name="Table32.E" style:family="table-column">
      <style:table-column-properties style:column-width="0.707cm"/>
    </style:style>
    <style:style style:name="Table32.F" style:family="table-column">
      <style:table-column-properties style:column-width="1.473cm"/>
    </style:style>
    <style:style style:name="Table32.A1" style:family="table-cell">
      <style:table-cell-properties fo:padding="0cm" fo:border="none"/>
    </style:style>
    <style:style style:name="Table33" style:family="table">
      <style:table-properties style:width="6.553cm" table:align="left" fo:background-color="#f9f9f9">
        <style:background-image/>
      </style:table-properties>
    </style:style>
    <style:style style:name="Table33.A" style:family="table-column">
      <style:table-column-properties style:column-width="1.79cm"/>
    </style:style>
    <style:style style:name="Table33.B" style:family="table-column">
      <style:table-column-properties style:column-width="4.763cm"/>
    </style:style>
    <style:style style:name="Table3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4" style:family="table">
      <style:table-properties style:width="6.551cm" table:align="margins" style:shadow="none"/>
    </style:style>
    <style:style style:name="Table34.A" style:family="table-column">
      <style:table-column-properties style:column-width="6.551cm" style:rel-column-width="65535*"/>
    </style:style>
    <style:style style:name="Table34.A1" style:family="table-cell">
      <style:table-cell-properties fo:padding="0cm" fo:border="none"/>
    </style:style>
    <style:style style:name="Table34.A7" style:family="table-cell">
      <style:table-cell-properties fo:padding="0cm" fo:border-left="none" fo:border-right="none" fo:border-top="0.002cm solid #000000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Table_20_Contents">
      <style:paragraph-properties fo:text-align="end" style:justify-single-word="false" fo:padding="0cm" fo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background-color="#f9f9f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name="Inconsolata1" fo:font-size="7pt" fo:font-style="normal" style:font-size-asian="7pt" style:font-style-asian="normal" style:font-size-complex="7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3">atof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8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3">atoi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atol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3">strtod</text:span></text:span><text:span text:style-name="Code">(char const * </text:span><text:span text:style-name="Code"><text:span text:style-name="T3">str</text:span></text:span><text:span text:style-name="Code">, char ** </text:span><text:span text:style-name="Code"><text:span text:style-name="T3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strtol</text:span></text:span><text:span text:style-name="Code">(char const *</text:span><text:span text:style-name="Code"><text:span text:style-name="T3">str</text:span></text:span><text:span text:style-name="Code">, char **</text:span><text:span text:style-name="Code"><text:span text:style-name="T3">endptr</text:span></text:span><text:span text:style-name="Code">, int </text:span><text:span text:style-name="Code"><text:span text:style-name="T3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3">bsearch</text:span></text:span><text:span text:style-name="Code">(void const * </text:span><text:span text:style-name="Code"><text:span text:style-name="T3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3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3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9">à la</text:span> <text:span text:style-name="Code">strcmp</text:span> (<text:span text:style-name="T1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3">qsort</text:span></text:span><text:span text:style-name="Code">(void * </text:span><text:span text:style-name="Code"><text:span text:style-name="T3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3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9">à la</text:span> <text:span text:style-name="Code">strcmp</text:span> (<text:span text:style-name="T1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3">malloc</text:span></text:span><text:span text:style-name="Code">(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8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calloc</text:span></text:span><text:span text:style-name="Code">(size_t </text:span><text:span text:style-name="Code"><text:span text:style-name="T3">num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realloc</text:span></text:span><text:span text:style-name="Code">(void * </text:span><text:span text:style-name="Code"><text:span text:style-name="T3">ptr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3">free</text:span></text:span><text:span text:style-name="Code">(void * ptr)</text:span></text:p>
          </table:table-cell>
          <table:table-cell table:style-name="Table10.A3" office:value-type="string">
            <text:p text:style-name="P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3">abort</text:span></text:span><text:span text:style-name="Code">()</text:span></text:p>
          </table:table-cell>
          <table:table-cell table:style-name="Table11.A1" table:number-columns-spanned="2" office:value-type="string">
            <text:p text:style-name="P8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3">exit</text:span></text:span><text:span text:style-name="Code">(int </text:span><text:span text:style-name="Code"><text:span text:style-name="T3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atexit</text:span></text:span><text:span text:style-name="Code">( void (*</text:span><text:span text:style-name="Code"><text:span text:style-name="T3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3">getenv</text:span></text:span><text:span text:style-name="Code">(char const * </text:span><text:span text:style-name="Code"><text:span text:style-name="T3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system</text:span></text:span><text:span text:style-name="Code">(char const * </text:span><text:span text:style-name="Code"><text:span text:style-name="T3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Synchronously run new process <text:span text:style-name="Code">command</text:span>; return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3">rand</text:span></text:span><text:span text:style-name="Code">()</text:span></text:p>
          </table:table-cell>
          <table:table-cell table:style-name="Table9.A1" table:number-columns-spanned="2" office:value-type="string">
            <text:p text:style-name="P1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3">srand</text:span></text:span><text:span text:style-name="Code">(unsigned int </text:span><text:span text:style-name="Code"><text:span text:style-name="T3">seed</text:span></text:span><text:span text:style-name="Code">)</text:span></text:p>
          </table:table-cell>
          <table:covered-table-cell/>
          <table:table-cell table:style-name="Table9.A2" office:value-type="string">
            <text:p text:style-name="P6">Initialize generator using seed.</text:p>
          </table:table-cell>
        </table:table-row>
      </table:table>
      <text:p text:style-name="Standard"/>
      <text:p text:style-name="Standard"><text:span text:style-name="Code">#include &lt;stdlib.h&gt;</text:span></text:p>
      <text:p text:style-name="Standard"><text:span text:style-name="Code"><text:span text:style-name="T3">#include &lt;time.h&gt;</text:span></text:span></text:p>
      <text:p text:style-name="Standard"><text:span text:style-name="Code">int main () {</text:span></text:p>
      <text:p text:style-name="Standard"><text:span text:style-name="Code"><text:span text:style-name="T3"><text:s text:c="2"/>srand ( time(NULL) );</text:span></text:span></text:p>
      <text:p text:style-name="Standard"><text:span text:style-name="Code"><text:s text:c="2"/>/* use </text:span><text:span text:style-name="Code"><text:span text:style-name="T3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3">memset</text:span></text:span><text:span text:style-name="Code">(void * </text:span><text:span text:style-name="Code"><text:span text:style-name="T3">p</text:span></text:span><text:span text:style-name="Code">, int </text:span><text:span text:style-name="Code"><text:span text:style-name="T3">c</text:span></text:span><text:span text:style-name="Code">, size_t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at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py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3">strcmp</text:span></text:span><text:span text:style-name="Code">(char const * </text:span><text:span text:style-name="Code"><text:span text:style-name="T3">s1</text:span></text:span><text:span text:style-name="Code">, char const * </text:span><text:span text:style-name="Code"><text:span text:style-name="T3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c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pbrk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str</text:span></text:span><text:span text:style-name="Code">(char const * </text:span><text:span text:style-name="Code"><text:span text:style-name="T3">h</text:span></text:span><text:span text:style-name="Code">, char const *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dup</text:span></text:span><text:span text:style-name="Code">(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len</text:span></text:span><text:span text:style-name="Code">(char const * </text:span><text:span text:style-name="Code"><text:span text:style-name="T3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3">f</text:span></text:span><text:span text:style-name="Code">, </text:span><text:span text:style-name="Code"><text:span text:style-name="T3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3">va_list ap</text:span></text:span><text:span text:style-name="Code"><text:span text:style-name="T4">;</text:span></text:span></text:p>
      <text:p text:style-name="Standard"><text:span text:style-name="Code"><text:s text:c="2"/></text:span><text:span text:style-name="Code"><text:span text:style-name="T3">va_start(ap, f)</text:span></text:span><text:span text:style-name="Code"><text:span text:style-name="T4">;</text:span></text:span></text:p>
      <text:p text:style-name="Standard"><text:span text:style-name="Code"><text:s text:c="2"/>while(i = </text:span><text:span text:style-name="Code"><text:span text:style-name="T3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3">va_end(ap)</text:span></text:span><text:span text:style-name="Code"><text:span text:style-name="T4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<text:span text:style-name="Code"><text:span text:style-name="T3">M_E</text:span></text:span></text:p>
          </table:table-cell>
          <table:table-cell table:style-name="Table4.A1" office:value-type="string">
            <text:p text:style-name="P11">e</text:p>
          </table:table-cell>
          <table:table-cell table:style-name="Table4.A1" office:value-type="string">
            <text:p text:style-name="P8"><text:span text:style-name="Code"><text:span text:style-name="T3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2E</text:span></text:span></text:p>
          </table:table-cell>
          <table:table-cell table:style-name="Table4.A1" office:value-type="string">
            <text:p text:style-name="Table_20_Contents">log<text:span text:style-name="T11">2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10E</text:span></text:span></text:p>
          </table:table-cell>
          <table:table-cell table:style-name="Table4.A1" office:value-type="string">
            <text:p text:style-name="Table_20_Contents">log<text:span text:style-name="T11">10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8"><text:span text:style-name="Code"><text:span text:style-name="T3">M_2_SQRTPI</text:span></text:span></text:p>
          </table:table-cell>
          <table:table-cell table:style-name="Table4.A1" office:value-type="string">
            <text:p text:style-name="Table_20_Contents">2 × 1/<text:span text:style-name="T5">√</text:span>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8"><text:span text:style-name="Code"><text:span text:style-name="T3">M_SQRT2</text:span></text:span></text:p>
          </table:table-cell>
          <table:table-cell table:style-name="Table4.A1" office:value-type="string">
            <text:p text:style-name="Table_20_Contents"><text:span text:style-name="T5">√</text:span>2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8"><text:span text:style-name="Code"><text:span text:style-name="T3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"><text:span text:style-name="Code"><text:span text:style-name="T3">cos</text:span></text:span></text:p>
          </table:table-cell>
          <table:table-cell table:style-name="Table12.A1" office:value-type="string">
            <text:p text:style-name="P7"><text:span text:style-name="Code"><text:span text:style-name="T3">sin</text:span></text:span></text:p>
          </table:table-cell>
          <table:table-cell table:style-name="Table12.A1" office:value-type="string">
            <text:p text:style-name="P7"><text:span text:style-name="Code"><text:span text:style-name="T3">tan</text:span></text:span></text:p>
          </table:table-cell>
          <table:table-cell table:style-name="Table12.A1" office:value-type="string">
            <text:p text:style-name="P7"><text:span text:style-name="Code"><text:span text:style-name="T3"/></text:span></text:p>
          </table:table-cell>
        </table:table-row>
        <table:table-row>
          <table:table-cell table:style-name="Table12.A1" office:value-type="string">
            <text:p text:style-name="P7"><text:span text:style-name="Code"><text:span text:style-name="T3">acos</text:span></text:span></text:p>
          </table:table-cell>
          <table:table-cell table:style-name="Table12.A1" office:value-type="string">
            <text:p text:style-name="P7"><text:span text:style-name="Code"><text:span text:style-name="T3">asin</text:span></text:span></text:p>
          </table:table-cell>
          <table:table-cell table:style-name="Table12.A1" office:value-type="string">
            <text:p text:style-name="P7"><text:span text:style-name="Code"><text:span text:style-name="T3">atan</text:span></text:span></text:p>
          </table:table-cell>
          <table:table-cell table:style-name="Table12.A1" office:value-type="string">
            <text:p text:style-name="P7"><text:span text:style-name="Code"><text:span text:style-name="T3">atan2</text:span></text:span><text:span text:style-name="Code"><text:span text:style-name="T4">(y, x)</text:span></text:span></text:p>
          </table:table-cell>
        </table:table-row>
        <table:table-row>
          <table:table-cell table:style-name="Table12.A3" office:value-type="string">
            <text:p text:style-name="P7"><text:span text:style-name="Code"><text:span text:style-name="T3">cosh</text:span></text:span></text:p>
          </table:table-cell>
          <table:table-cell table:style-name="Table12.A3" office:value-type="string">
            <text:p text:style-name="P7"><text:span text:style-name="Code"><text:span text:style-name="T3">sinh</text:span></text:span></text:p>
          </table:table-cell>
          <table:table-cell table:style-name="Table12.A3" office:value-type="string">
            <text:p text:style-name="P7"><text:span text:style-name="Code"><text:span text:style-name="T3">tanh</text:span></text:span></text:p>
          </table:table-cell>
          <table:table-cell table:style-name="Table12.A3" office:value-type="string">
            <text:p text:style-name="P7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3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9">e</text:span><text:span text:style-name="T12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12">exp</text:span></text:span><text:span text:style-name="T13">; returns </text:span><text:span text:style-name="Code"><text:span text:style-name="T13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12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1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12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Code"><text:span text:style-name="T1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3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3">get</text:span></text:span><text:span text:style-name="Code">(char &amp;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getline</text:span></text:span><text:span text:style-name="Code">(char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, char </text:span><text:span text:style-name="Code"><text:span text:style-name="T3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3">peek</text:span></text:span><text:span text:style-name="Code">()</text:span></text:p>
          </table:table-cell>
          <table:table-cell table:style-name="Table24.A2" table:number-columns-spanned="4" office:value-type="string">
            <text:p text:style-name="P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putback</text:span></text:span><text:span text:style-name="Code">(char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&amp; </text:span><text:span text:style-name="Code"><text:span text:style-name="T3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3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3">put</text:span></text:span><text:span text:style-name="Code">(char </text:span><text:span text:style-name="Code"><text:span text:style-name="T3">c</text:span></text:span><text:span text:style-name="Code">)</text:span></text:p>
          </table:table-cell>
          <table:table-cell table:style-name="Table23.A1" office:value-type="string">
            <text:p text:style-name="P8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 </text:span><text:span text:style-name="Code"><text:span text:style-name="T3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8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write</text:span></text:span><text:span text:style-name="Code">(char const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3">operator&lt;&lt;</text:span></text:span> for your classes</text:h>
      <text:p text:style-name="Text_20_body"><text:span text:style-name="Code">class </text:span><text:span text:style-name="Code"><text:span text:style-name="T4">X</text:span></text:span><text:span text:style-name="Code"> {</text:span></text:p>
      <text:p text:style-name="Text_20_body"><text:span text:style-name="Code"><text:s text:c="2"/>char * </text:span><text:span text:style-name="Code"><text:span text:style-name="T4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3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3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4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haracter</text:p>
          </table:table-cell>
          <table:table-cell table:style-name="Table3.A1" office:value-type="string">
            <text:p text:style-name="P9">Decimal</text:p>
          </table:table-cell>
          <table:table-cell table:style-name="Table3.A1" office:value-type="string">
            <text:p text:style-name="P9">Hex</text:p>
          </table:table-cell>
          <table:table-cell table:style-name="Table3.A1" office:value-type="string">
            <text:p text:style-name="P9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3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1</text:span></text:span><text:span text:style-name="Code">1 1010</text:span></text:p>
          </table:table-cell>
        </table:table-row>
      </table:table>
      <text:h text:style-name="Heading_20_2" text:outline-level="2">Function pointers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Standard"><text:span text:style-name="Code"><text:span text:style-name="T6">typedef int (*</text:span></text:span><text:span text:style-name="Code"><text:span text:style-name="T7">i2i</text:span></text:span><text:span text:style-name="Code"><text:span text:style-name="T6">)(int); <text:s/>// int→int; ALWAYS typedef!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nt </text:span></text:span><text:span text:style-name="Code"><text:span text:style-name="T7">inc</text:span></text:span><text:span text:style-name="Code"><text:span text:style-name="T6">(int </text:span></text:span><text:span text:style-name="Code"><text:span text:style-name="T8">i</text:span></text:span><text:span text:style-name="Code"><text:span text:style-name="T6">) { return i+1; } <text:s/>// an i2i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lass </text:span></text:span><text:span text:style-name="Code"><text:span text:style-name="T7">X</text:span></text:span><text:span text:style-name="Code"><text:span text:style-name="T6"> { public: static int </text:span></text:span><text:span text:style-name="Code"><text:span text:style-name="T7">dbl</text:span></text:span><text:span text:style-name="Code"><text:span text:style-name="T6">(int i) { return i*2; }};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// X::dbl is an i2i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typedef i2i (*</text:span></text:span><text:span text:style-name="Code"><text:span text:style-name="T7">b2_i2i</text:span></text:span><text:span text:style-name="Code"><text:span text:style-name="T6">)(bool); // bool→(int→int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2i </text:span></text:span><text:span text:style-name="Code"><text:span text:style-name="T7">baz</text:span></text:span><text:span text:style-name="Code"><text:span text:style-name="T6">(bool b) { return b ? &amp;(X::dbl) : &amp;inc; } // a b2_i2i</text:span></text:span></text:p>
          </table:table-cell>
        </table:table-row>
        <table:table-row>
          <table:table-cell table:style-name="Table34.A7" office:value-type="string">
            <text:p text:style-name="Standard"><text:span text:style-name="Code"><text:span text:style-name="T6">b2_i2i </text:span></text:span><text:span text:style-name="Code"><text:span text:style-name="T7">foo</text:span></text:span><text:span text:style-name="Code"><text:span text:style-name="T6"> = &amp;</text:span></text:span><text:span text:style-name="Code"><text:span text:style-name="T7">baz</text:span></text:span><text:span text:style-name="Code"><text:span text:style-name="T6">; // foo is &amp;(bool→(int→int)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i2i </text:span></text:span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true); // bar == &amp;(X::dbl)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out &lt;&lt; (*bar)(-5) &lt;&lt; endl; // Out: -10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false); <text:s/>// bar == &amp;inc</text:span></text:span></text:p>
          </table:table-cell>
        </table:table-row>
        <table:table-row>
          <table:table-cell table:style-name="Table34.A1" office:value-type="string">
            <text:p text:style-name="Standard"><text:span text:style-name="Code"><text:span text:style-name="T6">cout &lt;&lt; (*bar)(-5) &lt;&lt; endl; <text:s/>// Out: -4</text:span></text:span></text:p>
          </table:table-cell>
        </table:table-row>
      </table:table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"><text:span text:style-name="Code">+</text:span></text:p>
          </table:table-cell>
          <table:table-cell table:style-name="Table16.A1" office:value-type="string">
            <text:p text:style-name="P3"><text:span text:style-name="Code">-</text:span></text:p>
          </table:table-cell>
          <table:table-cell table:style-name="Table16.A1" office:value-type="string">
            <text:p text:style-name="P3"><text:span text:style-name="Code">--</text:span></text:p>
          </table:table-cell>
          <table:table-cell table:style-name="Table16.A1" office:value-type="string">
            <text:p text:style-name="P3"><text:span text:style-name="Code">++</text:span></text:p>
          </table:table-cell>
          <table:table-cell table:style-name="Table16.A1" office:value-type="string">
            <text:p text:style-name="P3"><text:span text:style-name="Code">!</text:span></text:p>
          </table:table-cell>
          <table:table-cell table:style-name="Table16.A1" office:value-type="string">
            <text:p text:style-name="P3"><text:span text:style-name="Code">~</text:span></text:p>
          </table:table-cell>
          <table:table-cell table:style-name="Table16.A1" office:value-type="string">
            <text:p text:style-name="P3"><text:span text:style-name="Code">*</text:span></text:p>
          </table:table-cell>
          <table:table-cell table:style-name="Table16.A1" office:value-type="string">
            <text:p text:style-name="P3"><text:span text:style-name="Code">&amp;</text:span></text:p>
          </table:table-cell>
        </table:table-row>
        <table:table-row>
          <table:table-cell table:style-name="Table16.A1" office:value-type="string">
            <text:p text:style-name="P3"><text:span text:style-name="Code">(type)</text:span></text:p>
          </table:table-cell>
          <table:table-cell table:style-name="Table16.A1" office:value-type="string">
            <text:p text:style-name="P3"><text:span text:style-name="Code">new</text:span></text:p>
          </table:table-cell>
          <table:table-cell table:style-name="Table16.A1" office:value-type="string">
            <text:p text:style-name="P3"><text:span text:style-name="Code">new[]</text:span></text:p>
          </table:table-cell>
          <table:table-cell table:style-name="Table16.A1" office:value-type="string">
            <text:p text:style-name="P3"><text:span text:style-name="Code">delete</text:span></text:p>
          </table:table-cell>
          <table:table-cell table:style-name="Table16.A1" table:number-columns-spanned="2" office:value-type="string">
            <text:p text:style-name="P12"><text:span text:style-name="Code"><text:s/>delete[]</text:span></text:p>
          </table:table-cell>
          <table:covered-table-cell/>
          <table:table-cell table:style-name="Table16.A1" office:value-type="string">
            <text:p text:style-name="P3"><text:span text:style-name="Code"/></text:p>
          </table:table-cell>
          <table:table-cell table:style-name="Table16.A1" office:value-type="string">
            <text:p text:style-name="P3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H"/>
        <table:table-row>
          <table:table-cell table:style-name="Table17.A1" office:value-type="string">
            <text:p text:style-name="P3"><text:span text:style-name="Code">--</text:span></text:p>
          </table:table-cell>
          <table:table-cell table:style-name="Table17.A1" office:value-type="string">
            <text:p text:style-name="P3"><text:span text:style-name="Code">++</text:span></text:p>
          </table:table-cell>
          <table:table-cell table:style-name="Table17.A1" office:value-type="string">
            <text:p text:style-name="P3"><text:span text:style-name="Code">[]</text:span></text:p>
          </table:table-cell>
          <table:table-cell table:style-name="Table17.A1" office:value-type="string">
            <text:p text:style-name="P3"><text:span text:style-name="Code">(...)</text:span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</table:table-row>
      </table:table>
      <text:h text:style-name="Heading_20_3" text:outline-level="3">Binary infix operators</text:h>
      <text:p text:style-name="P4">Unoverloadable operators are given a border.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3"><text:span text:style-name="Code">=</text:span></text:p>
          </table:table-cell>
          <table:table-cell table:style-name="Table18.A1" office:value-type="string">
            <text:p text:style-name="P3"><text:span text:style-name="Code">+</text:span></text:p>
          </table:table-cell>
          <table:table-cell table:style-name="Table18.A1" office:value-type="string">
            <text:p text:style-name="P3"><text:span text:style-name="Code">-</text:span></text:p>
          </table:table-cell>
          <table:table-cell table:style-name="Table18.A1" office:value-type="string">
            <text:p text:style-name="P3"><text:span text:style-name="Code">*</text:span></text:p>
          </table:table-cell>
          <table:table-cell table:style-name="Table18.A1" office:value-type="string">
            <text:p text:style-name="P3"><text:span text:style-name="Code">/</text:span></text:p>
          </table:table-cell>
          <table:table-cell table:style-name="Table18.A1" office:value-type="string">
            <text:p text:style-name="P3"><text:span text:style-name="Code">%</text:span></text:p>
          </table:table-cell>
          <table:table-cell table:style-name="Table18.A1" office:value-type="string">
            <text:p text:style-name="P3"><text:span text:style-name="Code">==</text:span></text:p>
          </table:table-cell>
          <table:table-cell table:style-name="Table18.A1" office:value-type="string">
            <text:p text:style-name="P3"><text:span text:style-name="Code">!=</text:span></text:p>
          </table:table-cell>
        </table:table-row>
        <table:table-row>
          <table:table-cell table:style-name="Table18.A1" office:value-type="string">
            <text:p text:style-name="P3"><text:span text:style-name="Code">&gt;</text:span></text:p>
          </table:table-cell>
          <table:table-cell table:style-name="Table18.A1" office:value-type="string">
            <text:p text:style-name="P3"><text:span text:style-name="Code">&lt;</text:span></text:p>
          </table:table-cell>
          <table:table-cell table:style-name="Table18.A1" office:value-type="string">
            <text:p text:style-name="P3"><text:span text:style-name="Code">&gt;=</text:span></text:p>
          </table:table-cell>
          <table:table-cell table:style-name="Table18.A1" office:value-type="string">
            <text:p text:style-name="P3"><text:span text:style-name="Code">&lt;=</text:span></text:p>
          </table:table-cell>
          <table:table-cell table:style-name="Table18.A1" office:value-type="string">
            <text:p text:style-name="P3"><text:span text:style-name="Code">&amp;&amp;</text:span></text:p>
          </table:table-cell>
          <table:table-cell table:style-name="Table18.A1" office:value-type="string">
            <text:p text:style-name="P3"><text:span text:style-name="Code">||</text:span></text:p>
          </table:table-cell>
          <table:table-cell table:style-name="Table18.A1" office:value-type="string">
            <text:p text:style-name="P3"><text:span text:style-name="Code">&amp;</text:span></text:p>
          </table:table-cell>
          <table:table-cell table:style-name="Table18.A1" office:value-type="string">
            <text:p text:style-name="P3"><text:span text:style-name="Code">|</text:span></text:p>
          </table:table-cell>
        </table:table-row>
        <table:table-row>
          <table:table-cell table:style-name="Table18.A1" office:value-type="string">
            <text:p text:style-name="P3"><text:span text:style-name="Code">^</text:span></text:p>
          </table:table-cell>
          <table:table-cell table:style-name="Table18.A1" office:value-type="string">
            <text:p text:style-name="P3"><text:span text:style-name="Code">&lt;&lt;</text:span></text:p>
          </table:table-cell>
          <table:table-cell table:style-name="Table18.A1" office:value-type="string">
            <text:p text:style-name="P3"><text:span text:style-name="Code">&gt;&gt;</text:span></text:p>
          </table:table-cell>
          <table:table-cell table:style-name="Table18.A1" office:value-type="string">
            <text:p text:style-name="P3"><text:span text:style-name="Code">+=</text:span></text:p>
          </table:table-cell>
          <table:table-cell table:style-name="Table18.A1" office:value-type="string">
            <text:p text:style-name="P3"><text:span text:style-name="Code">-=</text:span></text:p>
          </table:table-cell>
          <table:table-cell table:style-name="Table18.A1" office:value-type="string">
            <text:p text:style-name="P3"><text:span text:style-name="Code">*=</text:span></text:p>
          </table:table-cell>
          <table:table-cell table:style-name="Table18.A1" office:value-type="string">
            <text:p text:style-name="P3"><text:span text:style-name="Code">/=</text:span></text:p>
          </table:table-cell>
          <table:table-cell table:style-name="Table18.A1" office:value-type="string">
            <text:p text:style-name="P3"><text:span text:style-name="Code">%=</text:span></text:p>
          </table:table-cell>
        </table:table-row>
        <table:table-row>
          <table:table-cell table:style-name="Table18.A1" office:value-type="string">
            <text:p text:style-name="P3"><text:span text:style-name="Code">&amp;=</text:span></text:p>
          </table:table-cell>
          <table:table-cell table:style-name="Table18.A1" office:value-type="string">
            <text:p text:style-name="P3"><text:span text:style-name="Code">|=</text:span></text:p>
          </table:table-cell>
          <table:table-cell table:style-name="Table18.A1" office:value-type="string">
            <text:p text:style-name="P3"><text:span text:style-name="Code">^=</text:span></text:p>
          </table:table-cell>
          <table:table-cell table:style-name="Table18.A1" office:value-type="string">
            <text:p text:style-name="P3"><text:span text:style-name="Code">&lt;&lt;=</text:span></text:p>
          </table:table-cell>
          <table:table-cell table:style-name="Table18.A1" office:value-type="string">
            <text:p text:style-name="P3"><text:span text:style-name="Code">&gt;&gt;=</text:span></text:p>
          </table:table-cell>
          <table:table-cell table:style-name="Table18.A1" office:value-type="string">
            <text:p text:style-name="P3"><text:span text:style-name="Code">-&gt;</text:span></text:p>
          </table:table-cell>
          <table:table-cell table:style-name="Table18.G4" office:value-type="string">
            <text:p text:style-name="P3"><text:span text:style-name="Code">.</text:span></text:p>
          </table:table-cell>
          <table:table-cell table:style-name="Table18.A1" office:value-type="string">
            <text:p text:style-name="P3"><text:span text:style-name="Code">-&gt;*</text:span></text:p>
          </table:table-cell>
        </table:table-row>
        <table:table-row>
          <table:table-cell table:style-name="Table18.A5" office:value-type="string">
            <text:p text:style-name="P3"><text:span text:style-name="Code">.*</text:span></text:p>
          </table:table-cell>
          <table:table-cell table:style-name="Table18.B5" office:value-type="string">
            <text:p text:style-name="P3"><text:span text:style-name="Code">::</text:span></text:p>
          </table:table-cell>
          <table:table-cell table:style-name="Table18.A1" office:value-type="string">
            <text:p text:style-name="P3"><text:span text:style-name="Code">,</text:span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 ++ and --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2">not available</text:p>
          </table:table-cell>
        </table:table-row>
      </table:table>
      <text:h text:style-name="Heading_20_3" text:outline-level="3"><text:span text:style-name="Code"><text:span text:style-name="T3">new</text:span></text:span> and <text:span text:style-name="Code"><text:span text:style-name="T3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15">new</text:span> and <text:span text:style-name="T15">delete</text:span></text:h>
      <text:p text:style-name="Text_20_body">Replacement for <text:span text:style-name="Code">malloc</text:span>/<text:span text:style-name="Code">free</text:span> allocation, but not interoperable therewith (<text:span text:style-name="T9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Atomic types</text:p>
          </table:table-cell>
          <table:table-cell table:style-name="Table15.A1" office:value-type="string">
            <text:p text:style-name="P9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4">* i </text:span></text:span><text:span text:style-name="Code">= </text:span><text:span text:style-name="Code"><text:span text:style-name="T3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3">delete</text:span></text:span><text:span text:style-name="Code"><text:span text:style-name="T4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4"> i =</text:span></text:span><text:span text:style-name="Code"> </text:span><text:span text:style-name="Code"><text:span text:style-name="T3">new </text:span></text:span><text:span text:style-name="Code">int</text:span><text:span text:style-name="Code"><text:span text:style-name="T3">[</text:span></text:span><text:span text:style-name="Code"><text:span text:style-name="T4">100</text:span></text:span><text:span text:style-name="Code"><text:span text:style-name="T3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3">delete[]</text:span></text:span><text:span text:style-name="Code"><text:span text:style-name="T4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3">Player(</text:span></text:span><text:span text:style-name="Code">char const *</text:span><text:span text:style-name="Code"><text:span text:style-name="T3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3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3">X(</text:span></text:span><text:span text:style-name="Code">char const * name</text:span><text:span text:style-name="Code"><text:span text:style-name="T3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3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3">%</text:span></text:span><text:span text:style-name="Code">[flags][width][.precision][length]</text:span><text:span text:style-name="Code"><text:span text:style-name="T3">type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3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3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3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3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3">*</text:span></text:span></text:p>
          </table:table-cell>
          <table:table-cell table:style-name="Table28.A1" office:value-type="string">
            <text:p text:style-name="P11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h text:style-name="Heading_20_2" text:outline-level="2">Character escape sequence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>
          <table:table-cell table:style-name="Table32.A1" office:value-type="string">
            <text:p text:style-name="P16"><text:span text:style-name="Code"><text:span text:style-name="T3">\\</text:span></text:span></text:p>
          </table:table-cell>
          <table:table-cell table:style-name="Table32.A1" office:value-type="string">
            <text:p text:style-name="P16">\</text:p>
          </table:table-cell>
          <table:table-cell table:style-name="Table32.A1" office:value-type="string">
            <text:p text:style-name="P16"><text:span text:style-name="Code"><text:span text:style-name="T3">\b</text:span></text:span></text:p>
          </table:table-cell>
          <table:table-cell table:style-name="Table32.A1" office:value-type="string">
            <text:p text:style-name="P16">backspace</text:p>
          </table:table-cell>
          <table:table-cell table:style-name="Table32.A1" office:value-type="string">
            <text:p text:style-name="P16"><text:span text:style-name="Code"><text:span text:style-name="T3">\v</text:span></text:span></text:p>
          </table:table-cell>
          <table:table-cell table:style-name="Table32.A1" office:value-type="string">
            <text:p text:style-name="P16">vert. tab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'</text:span></text:span></text:p>
          </table:table-cell>
          <table:table-cell table:style-name="Table32.A1" office:value-type="string">
            <text:p text:style-name="P12">'</text:p>
          </table:table-cell>
          <table:table-cell table:style-name="Table32.A1" office:value-type="string">
            <text:p text:style-name="P16"><text:span text:style-name="Code"><text:span text:style-name="T3">\f</text:span></text:span></text:p>
          </table:table-cell>
          <table:table-cell table:style-name="Table32.A1" office:value-type="string">
            <text:p text:style-name="P16">form feed</text:p>
          </table:table-cell>
          <table:table-cell table:style-name="Table32.A1" office:value-type="string">
            <text:p text:style-name="P16"><text:span text:style-name="Code"><text:span text:style-name="T3">\ooo</text:span></text:span></text:p>
          </table:table-cell>
          <table:table-cell table:style-name="Table32.A1" office:value-type="string">
            <text:p text:style-name="P16">octal no.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"</text:span></text:span></text:p>
          </table:table-cell>
          <table:table-cell table:style-name="Table32.A1" office:value-type="string">
            <text:p text:style-name="P12">"</text:p>
          </table:table-cell>
          <table:table-cell table:style-name="Table32.A1" office:value-type="string">
            <text:p text:style-name="P16"><text:span text:style-name="Code"><text:span text:style-name="T3">\n</text:span></text:span></text:p>
          </table:table-cell>
          <table:table-cell table:style-name="Table32.A1" office:value-type="string">
            <text:p text:style-name="P16">newline</text:p>
          </table:table-cell>
          <table:table-cell table:style-name="Table32.A1" office:value-type="string">
            <text:p text:style-name="P16"><text:span text:style-name="Code"><text:span text:style-name="T3">\xhh</text:span></text:span></text:p>
          </table:table-cell>
          <table:table-cell table:style-name="Table32.A1" office:value-type="string">
            <text:p text:style-name="P16">hex no.</text:p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?</text:span></text:span></text:p>
          </table:table-cell>
          <table:table-cell table:style-name="Table32.A1" office:value-type="string">
            <text:p text:style-name="P12">?</text:p>
          </table:table-cell>
          <table:table-cell table:style-name="Table32.A1" office:value-type="string">
            <text:p text:style-name="P15"><text:span text:style-name="Code"><text:span text:style-name="T2">\r</text:span></text:span></text:p>
          </table:table-cell>
          <table:table-cell table:style-name="Table32.A1" office:value-type="string">
            <text:p text:style-name="P16">carriage ret.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a</text:span></text:span></text:p>
          </table:table-cell>
          <table:table-cell table:style-name="Table32.A1" office:value-type="string">
            <text:p text:style-name="P12">alert</text:p>
          </table:table-cell>
          <table:table-cell table:style-name="Table32.A1" office:value-type="string">
            <text:p text:style-name="P15"><text:span text:style-name="Code"><text:span text:style-name="T2">\t</text:span></text:span></text:p>
          </table:table-cell>
          <table:table-cell table:style-name="Table32.A1" office:value-type="string">
            <text:p text:style-name="P16">horiz. tab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</table:table>
      <text:h text:style-name="Heading_20_2" text:outline-level="2">Useful alternative C++ tokens</text:h>
      <table:table table:name="Table31" table:style-name="Table31">
        <table:table-column table:style-name="Table31.A" table:number-columns-repeated="6"/>
        <table:table-row>
          <table:table-cell table:style-name="Table31.A1" office:value-type="string">
            <text:p text:style-name="P8"><text:span text:style-name="Code"><text:span text:style-name="T3">and</text:span></text:span></text:p>
          </table:table-cell>
          <table:table-cell table:style-name="Table31.A1" office:value-type="string">
            <text:p text:style-name="Table_20_Contents"><text:span text:style-name="Code">&amp;&amp;</text:span></text:p>
          </table:table-cell>
          <table:table-cell table:style-name="Table31.A1" office:value-type="string">
            <text:p text:style-name="P8"><text:span text:style-name="Code"><text:span text:style-name="T3">bitand</text:span></text:span></text:p>
          </table:table-cell>
          <table:table-cell table:style-name="Table31.A1" office:value-type="string">
            <text:p text:style-name="Table_20_Contents"><text:span text:style-name="Code">&amp;</text:span></text:p>
          </table:table-cell>
          <table:table-cell table:style-name="Table31.A1" office:value-type="string">
            <text:p text:style-name="P8"><text:span text:style-name="Code"><text:span text:style-name="T3">not</text:span></text:span></text:p>
          </table:table-cell>
          <table:table-cell table:style-name="Table31.A1" office:value-type="string">
            <text:p text:style-name="Table_20_Contents"><text:span text:style-name="Code">!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>or</text:span></text:span></text:p>
          </table:table-cell>
          <table:table-cell table:style-name="Table31.A1" office:value-type="string">
            <text:p text:style-name="Table_20_Contents"><text:span text:style-name="Code">||</text:span></text:p>
          </table:table-cell>
          <table:table-cell table:style-name="Table31.A1" office:value-type="string">
            <text:p text:style-name="P8"><text:span text:style-name="Code"><text:span text:style-name="T3">bitor</text:span></text:span></text:p>
          </table:table-cell>
          <table:table-cell table:style-name="Table31.A1" office:value-type="string">
            <text:p text:style-name="Table_20_Contents"><text:span text:style-name="Code">|</text:span></text:p>
          </table:table-cell>
          <table:table-cell table:style-name="Table31.A1" office:value-type="string">
            <text:p text:style-name="P8"><text:span text:style-name="Code"><text:span text:style-name="T3">compl</text:span></text:span></text:p>
          </table:table-cell>
          <table:table-cell table:style-name="Table31.A1" office:value-type="string">
            <text:p text:style-name="Table_20_Contents"><text:span text:style-name="Code">~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/></text:span></text:p>
          </table:table-cell>
          <table:table-cell table:style-name="Table31.A1" office:value-type="string">
            <text:p text:style-name="Table_20_Contents"><text:span text:style-name="Code"/></text:p>
          </table:table-cell>
          <table:table-cell table:style-name="Table31.A1" office:value-type="string">
            <text:p text:style-name="P8"><text:span text:style-name="Code"><text:span text:style-name="T3">xor</text:span></text:span></text:p>
          </table:table-cell>
          <table:table-cell table:style-name="Table31.A1" office:value-type="string">
            <text:p text:style-name="Table_20_Contents"><text:span text:style-name="Code">^</text:span></text:p>
          </table:table-cell>
          <table:table-cell table:style-name="Table31.A1" office:value-type="string">
            <text:p text:style-name="P8"><text:span text:style-name="Code"/></text:p>
          </table:table-cell>
          <table:table-cell table:style-name="Table31.A1" office:value-type="string">
            <text:p text:style-name="Table_20_Contents"><text:span text:style-name="Code"/></text:p>
          </table:table-cell>
        </table:table-row>
      </table:table>
      <text:h text:style-name="Heading_20_2" text:outline-level="2">The C preprocessor</text:h>
      <text:p text:style-name="Text_20_body"><text:span text:style-name="T3">(1)</text:span> replaces trigraph sequences (don’t use these); <text:span text:style-name="T3">(2)</text:span> merges lines broken with a <text:span text:style-name="Code">\</text:span>; <text:span text:style-name="T3">(3)</text:span> tokenizes and removes comments; <text:span text:style-name="T3">(4)</text:span> follows directives; <text:span text:style-name="T3">(5)</text:span> expands macros.</text:p>
      <text:h text:style-name="Heading_20_3" text:outline-level="3">Directives</text:h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Table_20_Contents"><text:span text:style-name="Code">#include &lt;X&gt;</text:span></text:p>
          </table:table-cell>
          <table:table-cell table:style-name="Table33.A1" office:value-type="string">
            <text:p text:style-name="Table_20_Contents">Replace with contents of system file <text:span text:style-name="Code">X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<text:span text:style-name="T4">#include "X"</text:span></text:span></text:p>
          </table:table-cell>
          <table:table-cell table:style-name="Table33.A1" office:value-type="string">
            <text:p text:style-name="Table_20_Contents">Replace with contents of file <text:span text:style-name="Code">X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 X</text:span></text:p>
          </table:table-cell>
          <table:table-cell table:style-name="Table33.A1" office:value-type="string">
            <text:p text:style-name="Table_20_Contents">If <text:span text:style-name="Code">X</text:span>, process until matching <text:span text:style-name="Code">#end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def X</text:span></text:p>
          </table:table-cell>
          <table:table-cell table:style-name="Table33.A1" office:value-type="string">
            <text:p text:style-name="Table_20_Contents">If <text:span text:style-name="Code">X</text:span> is defined, do as <text:span text:style-name="Code">#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ndef X</text:span></text:p>
          </table:table-cell>
          <table:table-cell table:style-name="Table33.A1" office:value-type="string">
            <text:p text:style-name="Table_20_Contents">If <text:span text:style-name="Code">X</text:span> is undefined,<text:span text:style-name="Code"> do as </text:span><text:span text:style-name="Code">#i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if X == 2</text:span></text:p>
          </table:table-cell>
          <table:table-cell table:style-name="Table33.A1" office:value-type="string">
            <text:p text:style-name="Table_20_Contents">As <text:span text:style-name="Code">#if</text:span>; other C ops. exist; only on ints!</text:p>
          </table:table-cell>
        </table:table-row>
        <table:table-row>
          <table:table-cell table:style-name="Table33.A1" office:value-type="string">
            <text:p text:style-name="Table_20_Contents"><text:span text:style-name="Code">#else</text:span></text:p>
          </table:table-cell>
          <table:table-cell table:style-name="Table33.A1" office:value-type="string">
            <text:p text:style-name="Table_20_Contents">If hit before <text:span text:style-name="Code">#endif</text:span>, include/ignore as approp.</text:p>
          </table:table-cell>
        </table:table-row>
        <table:table-row>
          <table:table-cell table:style-name="Table33.A1" office:value-type="string">
            <text:p text:style-name="Table_20_Contents"><text:span text:style-name="Code">#error X</text:span></text:p>
          </table:table-cell>
          <table:table-cell table:style-name="Table33.A1" office:value-type="string">
            <text:p text:style-name="Table_20_Contents">Print message <text:span text:style-name="Code">X</text:span> and halt</text:p>
          </table:table-cell>
        </table:table-row>
        <table:table-row>
          <table:table-cell table:style-name="Table33.A1" office:value-type="string">
            <text:p text:style-name="Table_20_Contents"><text:span text:style-name="Code">#warning X</text:span></text:p>
          </table:table-cell>
          <table:table-cell table:style-name="Table33.A1" office:value-type="string">
            <text:p text:style-name="Table_20_Contents">Print message <text:span text:style-name="Code">X</text:span> but do not halt (non-standard)</text:p>
          </table:table-cell>
        </table:table-row>
        <table:table-row>
          <table:table-cell table:style-name="Table33.A1" office:value-type="string">
            <text:p text:style-name="Table_20_Contents"><text:span text:style-name="Code">#define X</text:span></text:p>
          </table:table-cell>
          <table:table-cell table:style-name="Table33.A1" office:value-type="string">
            <text:p text:style-name="Table_20_Contents">Token <text:span text:style-name="Code">X</text:span> defined; use for <text:span text:style-name="Code">#ifdef</text:span> and <text:span text:style-name="Code">#ifndef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define X Y</text:span></text:p>
          </table:table-cell>
          <table:table-cell table:style-name="Table33.A1" office:value-type="string">
            <text:p text:style-name="Table_20_Contents">Object macro: token <text:span text:style-name="Code">X</text:span> will be replaced with <text:span text:style-name="Code">Y</text:span></text:p>
          </table:table-cell>
        </table:table-row>
        <table:table-row>
          <table:table-cell table:style-name="Table33.A1" office:value-type="string">
            <text:p text:style-name="Table_20_Contents"><text:span text:style-name="Code">#define X(Ps) Y</text:span></text:p>
          </table:table-cell>
          <table:table-cell table:style-name="Table33.A1" office:value-type="string">
            <text:p text:style-name="Table_20_Contents">Function macro: params <text:span text:style-name="Code">Ps</text:span> passed to <text:span text:style-name="Code">Y</text:span>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10T11:49:46</dc:date>
    <dc:creator>James Fisher</dc:creator>
    <meta:editing-duration>PT15H16M04S</meta:editing-duration>
    <meta:editing-cycles>114</meta:editing-cycles>
    <meta:document-statistic meta:table-count="34" meta:image-count="0" meta:object-count="0" meta:page-count="2" meta:paragraph-count="600" meta:word-count="2183" meta:character-count="12426"/>
  </office:meta>
</office:document-meta>
</file>